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master-page-name="">
      <style:paragraph-properties fo:margin-left="0cm" fo:margin-right="-0.199cm" fo:text-align="start" style:justify-single-word="false" fo:text-indent="0cm" style:auto-text-indent="false" style:page-number="auto"/>
      <style:text-properties style:font-name="Times New Roman"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e man Zeitrisse behebt</text:p>
      <text:p text:style-name="P2">Um Zeitrisse zu beheben, muss man zunächst etwas mehr über die Ursachen und Eigenschaften verschiedener Zeitrisse wissen.<text:line-break/>Dazu betrachten wir zunächst, wie das Raum-Zeit-Gefüge funktioniert. Wenn man sich auf einer Zeitlinie befindet, befindet man sich auch in einem Raum, der nur diese Zeitlinie beinhaltet. Alles auf dieser Zeitlinie ist bereits vorgeschrieben. In jeder kleinstmöglichen Zeiteinheit entstehen jedoch unendlich viele dieser Räume neu, da auch zu jedem Zeitpunkt im Universum unendlich viele Möglichkeiten bestehen. Will jemand in die Zukunft reisen, so faltet die Zeituhr die Zeit, um von Punkt A in der Gegenwart zu Punkt B in der Zukunft zu gelangen. Reist man allerdings in die Vergangenheit, so schafft die Zeituhr mit der Raumuhr ein Wurmloch mit einem Traceback in die Vergangenheit, wodurch ein anderer Raum zu einer anderen Zeit betreten wird. </text:p>
      <text:p text:style-name="P2">Will man jetzt zurück in die Zeit, wo man zuvor war, reist man vor die Punkte der Entscheidungen und negiert diese. Man kommt allerdings nie wieder in den Raum zurück, wo man anfangs war. Dies ist allerdings nicht tragisch, da in den Räumen sowieso alles so ist, wie man es in Erinnerung hat und auch für das Universum alles so ist, wie es den Zeitreisenden in Erinnerung hat, da nie etwas anderes auf dieser Zeitlinie passiert ist. Zeitlich gesehen liegt hinter einem alles im gleichen Raum, vor einem liegen allerdings unendlich viele Räume.</text:p>
      <text:p text:style-name="P2"/>
      <text:p text:style-name="P2"/>
      <text:p text:style-name="P2">Schauen wir uns dazu an, was nun in den einzelnen Zeitrissen passieren. </text:p>
      <text:p text:style-name="P2"><text:line-break/>1.) <text:span text:style-name="T1">Liniendeletion:</text:span> Wird in der Vergangenheit etwas verändert, löscht sich die ursprünglich Zeitlinie aus. Betrachter dieser Zeitlinie registrieren diese Änderung aber nicht. Sie stellen nur den Zeitriss „Liniendeletion“ fest, wodurch sie merken, dass etwas in dieser Zeitlinie verändert wurde. <text:s/>Normalerweise würde durch die Löschung der Zeitlinie so viel Mana freiwerden, dass dieses gesamte Zeitlinie (das Universum) energetisch geflutet wird. Es würde also jegliche Materie auflösen. Die Hauptuhr saugt diese Energie allerdings so lange wie möglich auf. Je weiter dieser Zeitriss in der Vergangenheit liegt, desto gravierender ist der Zeitriss. Der Zeitriss zerstört diese Zeitlinie entweder, wenn die Hauptuhr der Energie nicht mehr standhält, oder die zeitliche Differenz zwischen Ursprung des Zeitrisses und Gegenwart abgelaufen ist.</text:p>
      <text:p text:style-name="P2"/>
      <text:p text:style-name="P2">2.) <text:span text:style-name="T1">Linearriss: </text:span>Wenn jemand wie oben beschrieben in die Vergangenheit reist und dort etwas verändert, dann hinterlässt er an der Stelle der Vergangenheit einen Impact/Einschlag. Oft wird aus Sicht des Betrachters in der Vergangenheit von einem <text:span text:style-name="T2">Zeitbandeinschlag</text:span> geredet. Liniearrisse werden mit der Zeit immer schlimmer, da sie sich vierdimensional ausbreiten. Das heißt, mit jeder kleinsten Zeiteinheit gibt es unendlich viele Möglichkeiten, was als nächstes passiert. Genau deshalb breitet sich der Zeitriss in all diese Zeitlinien fort, kann aber nur „an der Wurzel behandelt werden“, also nur in der initialen Zeitlinie am Ursprung behoben werden.<text:line-break/><text:span text:style-name="T3">Achtung! Liniendeletion und Linearrisse treten immer gemeinsam auf. Dabei muss immer erst der Linearriss behoben werden, bevor die Liniendeletion entfernt werden kann!</text:span><text:line-break/><text:line-break/>3.) <text:span text:style-name="T1">Splinter:</text:span> </text:p>
      <text:p text:style-name="P2">Wenn ein Liniearriss für lange Zeit existiert, wächst er und beginnt sich irgendwann zu vermehren. Er teilt sich. Die Hauptuhr kennzeichnet dies, indem der Zeitriss auf einem Feld zunächst gelblich blinkt, dann rötlich blinkt und danach teilt er sich in zwei oder mehr neue Zeitrisse. Dies sind dann aber auch andere Zeitrisse als Linearrisse. Die folgenden fünf Zeitrisse sind möglich.<text:line-break/><text:line-break/>4.) <text:span text:style-name="T1">Duplikator:</text:span><text:line-break/>Bei diesem Zeitriss wurde ein Teil einer Zeitlinie kopiert, weshalb sie jetzt doppelt exitiert. Der Zeitriss äußert sich darin, dass Räume anfangen sich zu überlagern. Dinge existieren einfach doppelt. Manchmal geschehen Dinge einfach zweimal. Alles fühlt sich so an, als würde die Zeit stottern. <text:line-break/><text:soft-page-break/>5.) <text:span text:style-name="T1">Looper: </text:span><text:line-break/>Bei diesem Zeitriss wurde eine Verbindung zwischen zwei Stellen in der Zeit geschaffen. Aus der Zeitlinie formt sich ein Ring im schlimmsten Fall. Manchmal hat dieser Abzweigungen auf andere Zeitlinien, wodurch man der Zeitschleife entkommen kann. Zeitschleifen können nur von der Person bemerkt werden, die ihn auch verursacht hat. Das können natürlich auch mehrere Verursacher sein. <text:line-break/><text:line-break/>6.) <text:span text:style-name="T1">Timelagger:</text:span><text:line-break/>Der Timelagger ist ein kurioses Phänomen. Dabei wurde ein ganzes Stück aus einer Zeitlinie genommen und an eine andere Stelle verschoben. Man kann es sich vorstellen, wie wenn man aus einem Film ein Stück herausschneidet und weiter nach vorn verschiebt. Die ganze Geschichte ergibt keinen Sinn. Timelagger sind tückisch und nur an den beiden Schnittstellen zwischen den Linien zu erkennen. <text:line-break/><text:line-break/>7.) <text:span text:style-name="T1">Timedelayer:</text:span><text:line-break/>Manchmal können Zeitrisse durch ihre gigantischen Energiemengen anfangen Raum und Zeit zu verzerren. Auch Naturkonstanten werden beeinflusst. Beim Timedelayer läuft die Zeit an manchen Stellen langsamer als an anderen. Für alles, was davon beeinflusst ist, ist dies nicht zu bemerken. Außenstehende bekommen dies allerdings mit. <text:line-break/><text:line-break/>8.) <text:span text:style-name="T1">Runner:</text:span><text:line-break/>Runner sind das exakte Gegenteil des Timedelayers. Hier läuft die Zeit an manchen Stellen unregelmäßig schneller. Da hier ein großer Energieverbrauch stattfindet, sind Runner relativ instabil und können mit der Zeit zu Timedelayern werden, um sich zu stabilisieren. <text:line-break/><text:line-break/></text:p>
      <text:p text:style-name="P2">Wenn man nun an der Zeit- und Raumuhr beheben möchte, dann funkioniert dies folgendermaßen:<text:line-break/></text:p>
      <text:p text:style-name="P2">Zeitrisse treten oft mit Zeitanomalien und Raumrissen zusammen auf. </text:p>
      <text:p text:style-name="P2">Am Terminal gibt es zunächst folgende Befehle. Diese Befehle sind kein „Spielzug“.</text:p>
      <text:p text:style-name="P5">/init <text:s text:c="3"/>Startet das Gerät (Ohne /init gibt es die Antwort „System not ready.“</text:p>
      <text:p text:style-name="P5">/s = 10 <text:s text:c="4"/>Prüft, ob es sich um ein Phänomen mit Stufe 10 handelt.<text:line-break/>Alle anderen logischen Operationen wie größer als, kleiner als, größer gleich usw. gehen auch. </text:p>
      <text:p text:style-name="P5">/type &lt;...&gt; <text:s text:c="7"/>Prüft, um welches Phänomen es sich handelt. (RR für Raumriss, ZR für Zeitriss, ZA für Zeitanomalie)</text:p>
      <text:p text:style-name="P3">/response &lt;...&gt; <text:s text:c="6"/>Prüft, ob ein bestimmtes Phänomen noch auf die Zeitmaschine reagiert.</text:p>
      <text:p text:style-name="P3">/splits &lt;...&gt; <text:s text:c="3"/>Prüft, ob das Phänomen bereits alt genug ist, dass es sich vergrößert und vermehrt hat.</text:p>
      <text:p text:style-name="P4">/splitn &lt;...&gt; <text:s text:c="3"/>Prüft, wie oft sich das Phänomen bereits vermehrt hat.</text:p>
      <text:p text:style-name="P4">/help <text:s text:c="4"/>Zeigt alle möglichen Hilfebefehehle an:</text:p>
      <text:p text:style-name="P7">/help1 <text:s text:c="4"/>Zeigt die Startbefehle (s. oben an)<text:line-break/>/help2 <text:s text:c="4"/>Zeigt alle Befehle zum beheben von Problemen an (s. unten)<text:line-break/></text:p>
      <text:p text:style-name="P4">Zeitrisse arbeiten auf der verarbeiteten Ebene mit Gattern. Diese wurden von Zeitrissen geschaffen und sollen verhindern, dass die Zeitrisse behoben werden können.</text:p>
      <text:p text:style-name="P4"/>
      <text:p text:style-name="P4">Linearriss: <text:line-break/>Der Linearriss wird durch eine Befehlskombination gelöst: </text:p>
      <text:p text:style-name="P4">//return <text:s/>→ <text:s/>//crystallize <text:s/>→ <text:s/>//normalize<text:line-break/>Liniendeletion:<text:line-break/>//analyze <text:s/>→ <text:s/>//drag <text:s/>→ <text:s/>//drop <text:s/>→ <text:s/>//naturalize</text:p>
      <text:p text:style-name="P4"/>
      <text:p text:style-name="P4"><text:line-break/><text:soft-page-break/>Splinter: <text:line-break/>Warten bis Umwandlung erfolgt ist. Befehl //skip lässt Zeit verstreichen und hat keine Auswirkungen.<text:line-break/>Duplikator:<text:line-break/>//crystallize → //normalize → //return<text:line-break/>Looper: <text:line-break/>//analyze → //drag → //delete → //naturalize<text:line-break/>Timelagger:<text:line-break/>//analyze → //drag → //drop → normalize<text:line-break/>Timedelayer: <text:line-break/>//forward → //inject → //normalize<text:line-break/>Runner:<text:line-break/>//crystallize → //return → //normalize<text:line-break/><text:line-break/>Zeitrisse können verschiedene Ausmaße annehmen. Je gravierender sie sind, desto mehr Mittel haben sie, um sich gegen die Befehle bzw. Eingriffe der Zeit- und Raumuhr zu wehren.</text:p>
      <text:p text:style-name="P4">Die Uhr überträgt dies in Form von Stufen, die sich als Gatter oder Module wiederfinden. <text:line-break/><text:line-break/>Das Beheben eines Zeitrisses erfolgt, wenn die oben gelisteten Befehle in der richtigen Reihenfolge am richtigen Zeitriss ankommen. <text:line-break/>Wenn ein Befehl fehlerhaft am Zeitriss ankommt erhöht sich die Stufe des Zeitrisses um 1. <text:line-break/>Grob kann man sagen, dass die Stufe der Zeitrisse angibt, wie viele Gatter und Module (also Konter) dieser besitzt. Bei zwei Stufe 2 Zeitrissen muss man also mit vier Modulen klarkommen.<text:line-break/>Was für Module und Gatter gibt es also nun? Hier eine Liste:</text:p>
      <text:p text:style-name="P4"><text:line-break/>Mirror: Dieses Modul reflektiert jeden Befehl. Danach ist der Spiegel allerdings durchbrochen. Der Spiegel besitzt somit nur einen Input und einen Output. Ein Mirror macht am System beträchtliche Mengen an Schaden, was zur Folge hat, dass dieser Befehl für einige Zeit nicht mehr funktioniert (in der Hauptuhr für drei Züge).<text:line-break/></text:p>
      <text:p text:style-name="P4">Inverter: Der Inverter reagiert nur selektiv auf gewisse Befehle. Wird er von dieses passiert, wandelt er manche Befehle um. <text:line-break/>//drag wird zu //drop<text:line-break/>//drop wird zu //drag</text:p>
      <text:p text:style-name="P4">//inject wird zu //crystallize<text:line-break/>//crystallize wird zu //inject<text:line-break/>//forward wird zu //return<text:line-break/>//return wird zu //forward<text:line-break/><text:line-break/>Aktivator/Desaktivator: Sie befinden sich auf einer Leitung und können aktiviert werden. Dann können alle Befehle passieren. Werden sie deaktiviert, so kann kein Befehl mehr passieren. <text:line-break/><text:line-break/>Switch: Sie besitzen zwei Outputs, von denen einer aktiv ist und einer inaktiv. Welche aktiv und welche inaktiv ist, kann entschieden werden. <text:line-break/><text:line-break/>Konverter: Konverter können gemein sein, da sie Zeitrisse unbehebbar machen können. Dies ist etwas, dass auch nur von einer Liniendeletion hervorgerufen werden kann. Ein Konverter reagiert nur auf einen bestimmten Befehl, den es in einen anderen umwandelt. Sie können entweder monodirektional sein, was besonders gravierend ist. Das heißt, sie wandeln zum Beispiel ein //drag in //return um, aber nicht umgekehrt. Bidirektionale Konverter funktionieren demnach in beide Richtungen. <text:line-break/><text:line-break/><text:soft-page-break/>Barriere: Eine Barriere fängt eine Anzahl Befehle in Höhe der Stufe ab, die ein Zeitriss für diese Barriere aufgewendet hat. Nach der Anzahl ist die Barriere zerstört.<text:line-break/><text:line-break/><text:line-break/><text:line-break/><text:span text:style-name="T4">Ereignisse</text:span></text:p>
      <text:p text:style-name="P4">Es gibt einige Ereignisse, die während des Behebens auftreten können. Hier deshalb eine Liste davon.<text:line-break/><text:line-break/>Outputs: Manche Zeitrisse reagieren auf die Befehle, was die Zeituhr registriert. Im Terminal werden diese Reaktionen übersetzt und tauchen deshalb dann direkt darin auf. Da alle Phänomene, die aktuell behoben werden durchgezählt werden, taucht dann im Terminal nach folgendem Schema auf: <text:line-break/>#12: &lt;Reaktion&gt;<text:line-break/><text:line-break/>Linearriss: Dieser muss als erstes entfernt werden. Er erhält netterweise automatisch immer die erste(n) Nummer(n). Linearrisse reagieren auf alle Befehle gleich, da ihre Manaquelle gigantisch ist. Folgender Output taucht bei ihnen immer auf, solange sie nicht behoben sind:</text:p>
      <text:p text:style-name="P4">#1: Growth accelerated. Manainput stabilized. Increasing size for further division.<text:line-break/>Wenn sie behoben sind, kommt:</text:p>
      <text:p text:style-name="P4">#1: Growth has been corrupted. Stabilization failed.<text:line-break/><text:line-break/>Linearrisse können wachsen und sich teilen. Ihre Stufe erhöht sich alle drei Befehle um 1. jedes Mal, wenn sich die Stufe erhöht gibt es eine 25% Chance, dass der Linearriss zu einem Splinter wird. Nach jedem weiteren Befehl gibt es dann eine 10% Chance, dass der Splinter in die nächste Phase übergeht. Splinter werden immer gelb markiert. Entsteht die nächste Form spricht man von einem Supersplinter. Diese sind rot markiert und pulsieren. Metasplinter sind bedrohlich und haben eine 33% Chance sich zu mit jedem weiteren Befehl zu teilen. </text:p>
      <text:p text:style-name="P4">Es entstehen nach dem Teilen immer wieder der ursprüngliche Linearriss und weitere Zeitrisse (aber keine weiteren Linearrisse und auch keine Liniendeletion).</text:p>
      <text:p text:style-name="P4">Die Anzahl ist dabei zufällig. Mindestens ein zusätzlicher Zeitriss entsteht. Bis zu fünf weitere Zeitrisse können aber entstehen. <text:line-break/>Die Wahrscheinlichkeit für einen weitere Zeitriss ist 45%</text:p>
      <text:p text:style-name="P4">Für zwei 25%</text:p>
      <text:p text:style-name="P4">Für drei 15%</text:p>
      <text:p text:style-name="P4">Für vier 10%<text:line-break/>Für fünf 5%<text:line-break/>Sind Linearrisse erst zu einem Splinter geworden, sind sie unaufhaltsam. Darum sollten Linearrisse immer oberste Priorität haben. <text:line-break/></text:p>
      <text:p text:style-name="P4">Liniendeletion ist ähnlich problematisch. Liniendeletionen werden immer schwarz markiert, wodurch sie kenntlich gemacht werden. Liniendeletionen können aber das Raum-Zeit-Gefüge unterwandern und korrumpieren. Dies hat zur Folge, dass sie auch andere Zeitrisse beeinflussen. Sie können andere Zeitrisse tarnen und decken. Dadurch wird die Hauptuhr getäuscht. Nach jedem Befehl besteht eine 5% Chance, dass eine Liniendeletion einen beliebigen Zeitriss (nicht Liniendeletionen oder Linearrisse deckt, indem diese ebenfalls schwarz angezeigt werden). Sie kann mit diesem Zeitrisse auch die Position wechseln. Dies ist dabei zufällig. Wurde diese Entscheidung für den gewählen Zeitriss gewählt, besteht die Möglichkeit nicht mehr. <text:line-break/>Alle potenziellen Kandidaten für den Linearriss werden dann mit der nächsten freien Nummer und einem Fragezeichen gelistet. Also zum Beispiel mit #2? oder #4?, wenn es nur einen bzw. drei Linearrisse gibt. Die Outputs der Liniendeletionen und getarnten Zeitrisse werden dadurch unter der gleichen Bezeichnung aufgeführt.<text:line-break/><text:soft-page-break/>Liniendeletionen antworten allerdings recht charakteristisch. Nach einem Befehl antworten sie typischerweise mit: <text:line-break/>„Target not found.“ „No event existing.“ „There is nothing.“ „We are wasting energy.“<text:line-break/>„No.“ „Time is a state of mind.“ „Reach out.“ „Unidentified object found.“ „Restarting...“</text:p>
      <text:p text:style-name="P4">„Programm not ready.“ „Initializing...“ „Please restart.“ „Converting splinter.“ „What am I?“<text:line-break/><text:line-break/> <text:line-break/><text:line-break/></text:p>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2T16:07:01.41</meta:creation-date>
    <dc:date>2020-12-01T13:08:49.05</dc:date>
    <meta:editing-duration>PT12H11M40S</meta:editing-duration>
    <meta:editing-cycles>91</meta:editing-cycles>
    <meta:generator>OpenOffice/4.1.7$Win32 OpenOffice.org_project/417m1$Build-9800</meta:generator>
    <meta:document-statistic meta:table-count="0" meta:image-count="0" meta:object-count="0" meta:page-count="5" meta:paragraph-count="37" meta:word-count="1861" meta:character-count="12770"/>
  </office:meta>
</office:document-meta>
</file>